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054" officeooo:paragraph-rsid="00083054"/>
    </style:style>
    <style:style style:name="P2" style:family="paragraph" style:parent-style-name="Standard">
      <style:text-properties officeooo:paragraph-rsid="00083054"/>
    </style:style>
    <style:style style:name="T1" style:family="text">
      <style:text-properties officeooo:rsid="00083054"/>
    </style:style>
    <style:style style:name="T2" style:family="text">
      <style:text-properties fo:color="#0000ff" style:font-name="Consolas" fo:font-size="8.39999961853027pt" fo:font-weight="normal" fo:background-color="#ffffff" loext:char-shading-value="0"/>
    </style:style>
    <style:style style:name="T3" style:family="text">
      <style:text-properties fo:color="#000000" style:font-name="Consolas" fo:font-size="8.39999961853027pt" fo:font-weight="normal" fo:background-color="#ffffff" loext:char-shading-value="0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</text:p>
      <text:p text:style-name="P1"/>
      <text:p text:style-name="P2"><text:span text:style-name="T1">При попытке </text:span><text:span text:style-name="T2">package</text:span><text:span text:style-name="T3"> main</text:span></text:p>
      <text:p text:style-name="P1">ругался, что не может найти пакет.</text:p>
      <text:p text:style-name="P1">РЕШЕНИЕ:</text:p>
      <text:p text:style-name="P1">в <text:span text:style-name="T4">PowerShell </text:span><text:span text:style-name="T5">просто написать: <text:s/>go env -w GO111MODULE=au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8T20:09:03.308000000</dc:date>
    <meta:editing-duration>PT1M55S</meta:editing-duration>
    <meta:editing-cycles>1</meta:editing-cycles>
    <meta:document-statistic meta:table-count="0" meta:image-count="0" meta:object-count="0" meta:page-count="1" meta:paragraph-count="5" meta:word-count="20" meta:character-count="125" meta:non-whitespace-character-count="108"/>
    <meta:generator>Neat_Office/6.2.8.2$Windows_x86 LibreOffice_project/</meta:generator>
  </office:meta>
</office:document-meta>
</file>